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016f" officeooo:paragraph-rsid="0001016f"/>
    </style:style>
    <style:style style:name="P2" style:family="paragraph" style:parent-style-name="Standard" style:list-style-name="L1"/>
    <style:style style:name="P3" style:family="paragraph" style:parent-style-name="Standard" style:list-style-name="L2">
      <style:text-properties officeooo:paragraph-rsid="0001fe18"/>
    </style:style>
    <style:style style:name="P4" style:family="paragraph" style:parent-style-name="Standard" style:list-style-name="L2">
      <style:text-properties officeooo:paragraph-rsid="0004b561"/>
    </style:style>
    <style:style style:name="P5" style:family="paragraph" style:parent-style-name="Standard" style:list-style-name="L2">
      <style:text-properties officeooo:rsid="0001fe18" officeooo:paragraph-rsid="0004b561"/>
    </style:style>
    <style:style style:name="P6" style:family="paragraph" style:parent-style-name="Standard" style:list-style-name="L2">
      <style:text-properties officeooo:rsid="00078d17" officeooo:paragraph-rsid="00078d17"/>
    </style:style>
    <style:style style:name="P7" style:family="paragraph" style:parent-style-name="Standard" style:list-style-name="L2">
      <style:text-properties officeooo:rsid="00079abb" officeooo:paragraph-rsid="00079abb"/>
    </style:style>
    <style:style style:name="P8" style:family="paragraph" style:parent-style-name="Standard">
      <style:text-properties officeooo:rsid="00093278" officeooo:paragraph-rsid="00093278"/>
    </style:style>
    <style:style style:name="P9" style:family="paragraph" style:parent-style-name="Standard" style:list-style-name="L3">
      <style:text-properties officeooo:paragraph-rsid="00093278"/>
    </style:style>
    <style:style style:name="T1" style:family="text">
      <style:text-properties officeooo:rsid="0001fe18"/>
    </style:style>
    <style:style style:name="T2" style:family="text">
      <style:text-properties fo:font-size="10pt"/>
    </style:style>
    <style:style style:name="T3" style:family="text">
      <style:text-properties officeooo:rsid="00049980"/>
    </style:style>
    <style:style style:name="T4" style:family="text">
      <style:text-properties officeooo:rsid="0009327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uly 1 <text:span text:style-name="T3">2015</text:span></text:p>
      <text:p text:style-name="Standard"/>
      <text:list xml:id="list8010568526962519077" text:style-name="L1">
        <text:list-item>
          <text:p text:style-name="P2">http://isbndb.com/search/all?query=978030794472</text:p>
        </text:list-item>
        <text:list-item>
          <text:p text:style-name="P2">returns the page with the details about the book </text:p>
        </text:list-item>
        <text:list-item>
          <text:p text:style-name="P2">name and other things but not the price </text:p>
        </text:list-item>
      </text:list>
      <text:p text:style-name="Standard"/>
      <text:p text:style-name="P1">July 11 <text:span text:style-name="T3">2015</text:span></text:p>
      <text:p text:style-name="P1"/>
      <text:list xml:id="list5971641152092822555" text:style-name="L2">
        <text:list-item>
          <text:p text:style-name="P3"><text:span text:style-name="T1">use </text:span><text:span text:style-name="T2">GET </text:span><text:a xlink:type="simple" xlink:href="https://www.googleapis.com/books/v1/volumes" text:style-name="Internet_20_link" text:visited-style-name="Visited_20_Internet_20_Link"><text:span text:style-name="T2">https://www.googleapis.com/books/v1/volumes</text:span></text:a><text:span text:style-name="T2">?q=9788129711960&amp;key={YOUR_API_KEY}</text:span></text:p>
          <text:p text:style-name="P5">where API KEY is not necessary </text:p>
        </text:list-item>
        <text:list-item>
          <text:p text:style-name="P5">res.redirect() doesn't stop method from going forward. It Doesn't return. It'll go on and complete whatever is left. </text:p>
        </text:list-item>
        <text:list-item>
          <text:p text:style-name="P4">Any async function in node accepts a callback as it's last parameter.</text:p>
        </text:list-item>
        <text:list-item>
          <text:p text:style-name="P6">Use config.cfg file or something else, to get the API KEY outside the source.</text:p>
        </text:list-item>
        <text:list-item>
          <text:p text:style-name="P7">Use SSL with HTTP otherwise sslRequired error with Google API</text:p>
        </text:list-item>
      </text:list>
      <text:p text:style-name="P8">July 12 2015</text:p>
      <text:list xml:id="list2714202996900456838" text:style-name="L3">
        <text:list-item>
          <text:p text:style-name="P9"><text:a xlink:type="simple" xlink:href="https://www.googleapis.com/books/v1/volumes?q=isbn:9780141339252" text:style-name="Internet_20_link" text:visited-style-name="Visited_20_Internet_20_Link"><text:span text:style-name="T4">https://www.googleapis.com/books/v1/volumes?q=isbn:9780141339252</text:span></text:a><text:span text:style-name="T4"> returns one book</text:span></text:p>
        </text:list-item>
        <text:list-item>
          <text:p text:style-name="P9"/>
        </text:list-item>
        <text:list-item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20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2T13:06:22.922994000</dc:date>
    <meta:editing-duration>PT4H22M36S</meta:editing-duration>
    <meta:editing-cycles>10</meta:editing-cycles>
    <meta:generator>LibreOffice/4.4.3.2$MacOSX_X86_64 LibreOffice_project/88805f81e9fe61362df02b9941de8e38a9b5fd16</meta:generator>
    <meta:document-statistic meta:table-count="0" meta:image-count="0" meta:object-count="0" meta:page-count="1" meta:paragraph-count="15" meta:word-count="105" meta:character-count="715" meta:non-whitespace-character-count="630"/>
  </office:meta>
</office:document-meta>
</file>